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2pt" officeooo:rsid="00105389" officeooo:paragraph-rsid="00105389" style:font-size-asian="12pt" style:font-size-complex="12pt"/>
    </style:style>
    <style:style style:name="P2" style:family="paragraph" style:parent-style-name="Standard">
      <style:text-properties fo:color="#000000" loext:opacity="100%" fo:font-size="12pt" officeooo:paragraph-rsid="00105389" style:font-size-asian="12pt" style:font-size-complex="12pt"/>
    </style:style>
    <style:style style:name="T1" style:family="text">
      <style:text-properties style:font-name="JetBrains Mono" fo:font-style="normal" fo:font-weight="normal" style:font-style-asian="normal" style:font-weight-asian="normal"/>
    </style:style>
    <style:style style:name="T2" style:family="text">
      <style:text-properties style:font-name="Liberation Serif" fo:font-style="normal" fo:font-weight="normal" officeooo:rsid="00105389" style:font-style-asian="normal" style:font-weight-asian="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sing the general form that you laid out in class for us, I had no issues creating the Lexer for MyPL. There were one or two edge cases with symbols that I needed to implement, but they too were straightforwards and simple fixes. </text:p>
      <text:p text:style-name="P1"/>
      <text:p text:style-name="P2"><text:span text:style-name="T1">malformedDoubleLiterals</text:span><text:span text:style-name="T1">() </text:span><text:span text:style-name="T2">tests that handling of doubles without leading numbers works properly, and that leading zeroes are still never okay, even in weird malformed double scenarios. </text:span></text:p>
      <text:p text:style-name="P2"><text:span text:style-name="T1"/></text:p>
      <text:p text:style-name="P2"><text:span text:style-name="T1">excessiveWhitespaceWithTabs</text:span><text:span text:style-name="T1">() </text:span><text:span text:style-name="T2">tests that whitespace separation works properly with tabs which is not previously tested, and tests across multiple lines. </text:span></text:p>
      <text:p text:style-name="P2"><text:span text:style-name="T1"/></text:p>
      <text:p text:style-name="P2"><text:span text:style-name="T1">unrecognizedSymbol</text:span><text:span text:style-name="T1">() </text:span><text:span text:style-name="T2">tests that null terminating characters are handled properly and do not break anything. It is the weirdest of the possible unrecognized characters that could be thrown at the Lexer, so showing that both it and ‘?’ are handled properly proves that most every character should work well. </text:span></text:p>
      <text:p text:style-name="P2"><text:span text:style-name="T1"/></text:p>
      <text:p text:style-name="P2"><text:span text:style-name="T1">unrecognizedSymbolWithExtras</text:span><text:span text:style-name="T1">() </text:span><text:span text:style-name="T2">tests that unrecognized characters prepended with valid IDs do not sneak by.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00:55:06.742939092</meta:creation-date>
    <meta:generator>LibreOffice/24.8.4.2$Linux_X86_64 LibreOffice_project/480$Build-2</meta:generator>
    <dc:date>2025-02-04T01:07:27.281856588</dc:date>
    <meta:editing-duration>PT12M21S</meta:editing-duration>
    <meta:editing-cycles>1</meta:editing-cycles>
    <meta:document-statistic meta:table-count="0" meta:image-count="0" meta:object-count="0" meta:page-count="1" meta:paragraph-count="5" meta:word-count="148" meta:character-count="982" meta:non-whitespace-character-count="834"/>
  </office:meta>
</office:document-meta>
</file>